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ckage writein;</text:p>
      <text:p text:style-name="Standard">import java.io.FileWriter;</text:p>
      <text:p text:style-name="Standard">import java.io.IOException;</text:p>
      <text:p text:style-name="Standard">import java.io.RandomAccessFile;</text:p>
      <text:p text:style-name="Standard"></text:p>
      <text:p text:style-name="Standard">public class Writeinterface {</text:p>
      <text:p text:style-name="Standard"></text:p>
      <text:p text:style-name="Standard"><text:tab/>/**</text:p>
      <text:p text:style-name="Standard"><text:tab/> * @param args</text:p>
      <text:p text:style-name="Standard"><text:tab/> */</text:p>
      <text:p text:style-name="Standard"><text:tab/>public static void main(String[] args){</text:p>
      <text:p text:style-name="Standard"><text:tab/><text:tab/>// TODO Auto-generated method stub</text:p>
      <text:p text:style-name="Standard"></text:p>
      <text:p text:style-name="Standard"><text:tab/><text:tab/> try {</text:p>
      <text:p text:style-name="Standard"><text:s text:c="16"/>String fileName = "132.txt";</text:p>
      <text:p text:style-name="Standard"><text:tab/><text:tab/><text:tab/> <text:s text:c="3"/>String content = "things added";</text:p>
      <text:p text:style-name="Standard"><text:tab/><text:tab/><text:tab/> FileWriter writer = new FileWriter(fileName, true);</text:p>
      <text:p text:style-name="Standard"><text:tab/><text:tab/><text:tab/>writer.write(content);</text:p>
      <text:p text:style-name="Standard"><text:tab/><text:tab/><text:tab/> writer.close();</text:p>
      <text:p text:style-name="Standard"><text:tab/><text:tab/><text:tab/>} catch (IOException e) {</text:p>
      <text:p text:style-name="Standard"><text:tab/><text:tab/><text:tab/><text:tab/>e.printStackTrace();</text:p>
      <text:p text:style-name="Standard"><text:tab/><text:tab/><text:tab/>}</text:p>
      <text:p text:style-name="Standard"><text:tab/> <text:s text:c="27"/></text:p>
      <text:p text:style-name="Standard"><text:tab/><text:tab/><text:tab/></text:p>
      <text:p text:style-name="Standard"><text:tab/><text:tab/></text:p>
      <text:p text:style-name="Standard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S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SG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xc </meta:initial-creator>
    <meta:creation-date>2012-05-06T10:42:33</meta:creation-date>
    <meta:generator>LibreOffice/3.5$Linux_x86 LibreOffice_project/350m1$Build-202</meta:generator>
    <dc:date>2012-05-06T10:46:03</dc:date>
    <dc:creator>jxc </dc:creator>
    <meta:editing-duration>P0D</meta:editing-duration>
    <meta:editing-cycles>1</meta:editing-cycles>
    <meta:document-statistic meta:table-count="0" meta:image-count="0" meta:object-count="0" meta:page-count="1" meta:paragraph-count="26" meta:word-count="54" meta:character-count="536" meta:non-whitespace-character-count="387"/>
  </office:meta>
</office:document-meta>
</file>